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ceny ZPP- eegzamin 01.02.2020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ndeks</text:p>
          </table:table-cell>
          <table:table-cell table:style-name="ce2" office:value-type="string" calcext:value-type="string">
            <text:p>Ocena</text:p>
          </table:table-cell>
          <table:table-cell table:number-columns-repeated="6"/>
        </table:table-row>
        <table:table-row table:style-name="ro1">
          <table:table-cell table:style-name="ce3" office:value-type="float" office:value="6380" calcext:value-type="float">
            <text:p>6380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 table:number-columns-spanned="5" table:number-rows-spanned="3">
            <text:p>Jak ktoś nie widzi swojego numeru indeksu proszę o maila: <text:a xlink:href="mailto:holub.cezary@gmail.com" xlink:type="simple">holub.cezary@gmail.com</text:a></text:p>
          </table:table-cell>
          <table:covered-table-cell table:number-columns-repeated="4"/>
        </table:table-row>
        <table:table-row table:style-name="ro1">
          <table:table-cell table:style-name="ce3" office:value-type="float" office:value="6345" calcext:value-type="float">
            <text:p>6345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5"/>
        </table:table-row>
        <table:table-row table:style-name="ro1">
          <table:table-cell table:style-name="ce3" office:value-type="float" office:value="6396" calcext:value-type="float">
            <text:p>6396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5"/>
        </table:table-row>
        <table:table-row table:style-name="ro1">
          <table:table-cell table:style-name="ce3" office:value-type="float" office:value="6378" calcext:value-type="float">
            <text:p>6378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99" calcext:value-type="float">
            <text:p>6399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3" office:value-type="float" office:value="6370" calcext:value-type="float">
            <text:p>6370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347" calcext:value-type="float">
            <text:p>634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397" calcext:value-type="float">
            <text:p>6397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76" calcext:value-type="float">
            <text:p>6376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table:style-name="ce3" office:value-type="float" office:value="6359" calcext:value-type="float">
            <text:p>6359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3" office:value-type="float" office:value="6377" calcext:value-type="float">
            <text:p>637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382" calcext:value-type="float">
            <text:p>6382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63" calcext:value-type="float">
            <text:p>6363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58" calcext:value-type="float">
            <text:p>635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3" office:value-type="float" office:value="6357" calcext:value-type="float">
            <text:p>635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375" calcext:value-type="float">
            <text:p>6375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3" office:value-type="float" office:value="6291" calcext:value-type="float">
            <text:p>6291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34" calcext:value-type="float">
            <text:p>6334</text:p>
          </table:table-cell>
          <table:table-cell table:number-columns-repeated="7"/>
        </table:table-row>
        <table:table-row table:style-name="ro1">
          <table:table-cell table:style-name="ce3" office:value-type="float" office:value="6256" calcext:value-type="float">
            <text:p>6256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3" office:value-type="float" office:value="4508" calcext:value-type="float">
            <text:p>450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3" office:value-type="float" office:value="6246" calcext:value-type="float">
            <text:p>6246</text:p>
          </table:table-cell>
          <table:table-cell table:number-columns-repeated="7"/>
        </table:table-row>
        <table:table-row table:style-name="ro1">
          <table:table-cell table:style-name="ce3" office:value-type="float" office:value="6257" calcext:value-type="float">
            <text:p>6257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3" office:value-type="float" office:value="6026" calcext:value-type="float">
            <text:p>6026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3" office:value-type="float" office:value="3621" calcext:value-type="float">
            <text:p>3621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3" office:value-type="float" office:value="6273" calcext:value-type="float">
            <text:p>6273</text:p>
          </table:table-cell>
          <table:table-cell table:number-columns-repeated="7"/>
        </table:table-row>
        <table:table-row table:style-name="ro1">
          <table:table-cell table:style-name="ce3" office:value-type="float" office:value="6101" calcext:value-type="float">
            <text:p>6101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194" calcext:value-type="float">
            <text:p>6194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3" office:value-type="float" office:value="5966" calcext:value-type="float">
            <text:p>5966</text:p>
          </table:table-cell>
          <table:table-cell table:number-columns-repeated="7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7"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7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7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s</text:p>
          </table:table-cell>
          <table:table-cell table:number-columns-repeated="7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7"/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7"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7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20:22:29.609208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7T20:01:48.278999872</meta:creation-date>
    <dc:date>2020-02-02T00:49:09.842791804</dc:date>
    <meta:editing-duration>PT42M20S</meta:editing-duration>
    <meta:editing-cycles>9</meta:editing-cycles>
    <meta:generator>LibreOffice/6.3.4.2.0$Linux_X86_64 LibreOffice_project/30$Build-2</meta:generator>
    <meta:document-statistic meta:table-count="1" meta:cell-count="122" meta:object-count="0"/>
  </office:meta>
</office:document-meta>
</file>